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trmm_STANDARD</text:p>
          </table:table-cell>
          <table:table-cell table:formula="of:=MAX([.B3:.B100])" office:value-type="float" office:value="14370" calcext:value-type="float">
            <text:p>14370</text:p>
          </table:table-cell>
          <table:table-cell table:formula="of:=AVERAGE([.C3:.C100])" office:value-type="float" office:value="20253092231.6" calcext:value-type="float">
            <text:p>20253092231.6</text:p>
          </table:table-cell>
          <table:table-cell table:formula="of:=AVERAGE([.D3:.D100])" office:value-type="float" office:value="8969671714.8" calcext:value-type="float">
            <text:p>8969671714.8</text:p>
          </table:table-cell>
          <table:table-cell table:formula="of:=AVERAGE([.E3:.E100])" office:value-type="float" office:value="4125048.93333333" calcext:value-type="float">
            <text:p>4125048.93333333</text:p>
          </table:table-cell>
          <table:table-cell table:formula="of:=AVERAGE([.F3:.F100])" office:value-type="float" office:value="328115916.8" calcext:value-type="float">
            <text:p>328115916.8</text:p>
          </table:table-cell>
          <table:table-cell table:formula="of:=AVERAGE([.G3:.G100])" office:value-type="float" office:value="388946621.133333" calcext:value-type="float">
            <text:p>388946621.133333</text:p>
          </table:table-cell>
          <table:table-cell table:formula="of:=AVERAGE([.H3:.H100])" office:value-type="float" office:value="29304167.7333333" calcext:value-type="float">
            <text:p>29304167.7333333</text:p>
          </table:table-cell>
          <table:table-cell table:formula="of:=AVERAGE([.I3:.I100])" office:value-type="float" office:value="36.2666666666667" calcext:value-type="float">
            <text:p>36.2666666667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2.25814493333333" calcext:value-type="float">
            <text:p>2.2581449333</text:p>
          </table:table-cell>
          <table:table-cell table:formula="of:=AVERAGE([.O3:.O100])" office:value-type="float" office:value="4125048.93333333" calcext:value-type="float">
            <text:p>4125048.93333333</text:p>
          </table:table-cell>
          <table:table-cell table:formula="of:=AVERAGE([.P3:.P100])" office:value-type="float" office:value="21.9060584666667" calcext:value-type="float">
            <text:p>21.9060584667</text:p>
          </table:table-cell>
          <table:table-cell table:formula="of:=AVERAGE([.Q3:.Q100])" office:value-type="float" office:value="25.9449730666667" calcext:value-type="float">
            <text:p>25.9449730667</text:p>
          </table:table-cell>
          <table:table-cell table:formula="of:=AVERAGE([.R3:.R100])" office:value-type="float" office:value="1.96410333333333" calcext:value-type="float">
            <text:p>1.9641033333</text:p>
          </table:table-cell>
          <table:table-cell table:formula="of:=AVERAGE([.S3:.S100])" office:value-type="float" office:value="0.842666666666667" calcext:value-type="float">
            <text:p>0.8426666667</text:p>
          </table:table-cell>
          <table:table-cell table:formula="of:=AVERAGE([.T3:.T100])" office:value-type="float" office:value="13.2186666666667" calcext:value-type="float">
            <text:p>13.2186666667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004" calcext:value-type="float">
            <text:p>1004</text:p>
          </table:table-cell>
          <table:table-cell office:value-type="float" office:value="19970692299" calcext:value-type="float">
            <text:p>19970692299</text:p>
          </table:table-cell>
          <table:table-cell office:value-type="float" office:value="8865610495" calcext:value-type="float">
            <text:p>8865610495</text:p>
          </table:table-cell>
          <table:table-cell office:value-type="float" office:value="4086897" calcext:value-type="float">
            <text:p>4086897</text:p>
          </table:table-cell>
          <table:table-cell office:value-type="float" office:value="324175650" calcext:value-type="float">
            <text:p>324175650</text:p>
          </table:table-cell>
          <table:table-cell office:value-type="float" office:value="386746715" calcext:value-type="float">
            <text:p>386746715</text:p>
          </table:table-cell>
          <table:table-cell office:value-type="float" office:value="28978112" calcext:value-type="float">
            <text:p>289781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2602" calcext:value-type="float">
            <text:p>2.252602</text:p>
          </table:table-cell>
          <table:table-cell office:value-type="float" office:value="4086897" calcext:value-type="float">
            <text:p>4086897</text:p>
          </table:table-cell>
          <table:table-cell office:value-type="float" office:value="20.664583" calcext:value-type="float">
            <text:p>20.664583</text:p>
          </table:table-cell>
          <table:table-cell office:value-type="float" office:value="24.653177" calcext:value-type="float">
            <text:p>24.653177</text:p>
          </table:table-cell>
          <table:table-cell office:value-type="float" office:value="1.84721" calcext:value-type="float">
            <text:p>1.84721</text:p>
          </table:table-cell>
          <table:table-cell office:value-type="float" office:value="0.84" calcext:value-type="float">
            <text:p>0.84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2007" calcext:value-type="float">
            <text:p>2007</text:p>
          </table:table-cell>
          <table:table-cell office:value-type="float" office:value="21288177410" calcext:value-type="float">
            <text:p>21288177410</text:p>
          </table:table-cell>
          <table:table-cell office:value-type="float" office:value="9431043330" calcext:value-type="float">
            <text:p>9431043330</text:p>
          </table:table-cell>
          <table:table-cell office:value-type="float" office:value="4309918" calcext:value-type="float">
            <text:p>4309918</text:p>
          </table:table-cell>
          <table:table-cell office:value-type="float" office:value="344907294" calcext:value-type="float">
            <text:p>344907294</text:p>
          </table:table-cell>
          <table:table-cell office:value-type="float" office:value="408830146" calcext:value-type="float">
            <text:p>408830146</text:p>
          </table:table-cell>
          <table:table-cell office:value-type="float" office:value="30576169" calcext:value-type="float">
            <text:p>3057616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7245" calcext:value-type="float">
            <text:p>2.257245</text:p>
          </table:table-cell>
          <table:table-cell office:value-type="float" office:value="4309918" calcext:value-type="float">
            <text:p>4309918</text:p>
          </table:table-cell>
          <table:table-cell office:value-type="float" office:value="22.008043" calcext:value-type="float">
            <text:p>22.008043</text:p>
          </table:table-cell>
          <table:table-cell office:value-type="float" office:value="26.086868" calcext:value-type="float">
            <text:p>26.086868</text:p>
          </table:table-cell>
          <table:table-cell office:value-type="float" office:value="1.951022" calcext:value-type="float">
            <text:p>1.951022</text:p>
          </table:table-cell>
          <table:table-cell office:value-type="float" office:value="0.84" calcext:value-type="float">
            <text:p>0.84</text:p>
          </table:table-cell>
          <table:table-cell office:value-type="float" office:value="13.37" calcext:value-type="float">
            <text:p>13.37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3010" calcext:value-type="float">
            <text:p>3010</text:p>
          </table:table-cell>
          <table:table-cell office:value-type="float" office:value="22134289536" calcext:value-type="float">
            <text:p>22134289536</text:p>
          </table:table-cell>
          <table:table-cell office:value-type="float" office:value="9826028462" calcext:value-type="float">
            <text:p>9826028462</text:p>
          </table:table-cell>
          <table:table-cell office:value-type="float" office:value="4660359" calcext:value-type="float">
            <text:p>4660359</text:p>
          </table:table-cell>
          <table:table-cell office:value-type="float" office:value="358519506" calcext:value-type="float">
            <text:p>358519506</text:p>
          </table:table-cell>
          <table:table-cell office:value-type="float" office:value="424724982" calcext:value-type="float">
            <text:p>424724982</text:p>
          </table:table-cell>
          <table:table-cell office:value-type="float" office:value="32148299" calcext:value-type="float">
            <text:p>3214829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2618" calcext:value-type="float">
            <text:p>2.252618</text:p>
          </table:table-cell>
          <table:table-cell office:value-type="float" office:value="4660359" calcext:value-type="float">
            <text:p>4660359</text:p>
          </table:table-cell>
          <table:table-cell office:value-type="float" office:value="22.876619" calcext:value-type="float">
            <text:p>22.876619</text:p>
          </table:table-cell>
          <table:table-cell office:value-type="float" office:value="27.101097" calcext:value-type="float">
            <text:p>27.101097</text:p>
          </table:table-cell>
          <table:table-cell office:value-type="float" office:value="2.051337" calcext:value-type="float">
            <text:p>2.051337</text:p>
          </table:table-cell>
          <table:table-cell office:value-type="float" office:value="0.84" calcext:value-type="float">
            <text:p>0.84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4013" calcext:value-type="float">
            <text:p>4013</text:p>
          </table:table-cell>
          <table:table-cell office:value-type="float" office:value="20733885759" calcext:value-type="float">
            <text:p>20733885759</text:p>
          </table:table-cell>
          <table:table-cell office:value-type="float" office:value="9160931670" calcext:value-type="float">
            <text:p>9160931670</text:p>
          </table:table-cell>
          <table:table-cell office:value-type="float" office:value="4075231" calcext:value-type="float">
            <text:p>4075231</text:p>
          </table:table-cell>
          <table:table-cell office:value-type="float" office:value="335977300" calcext:value-type="float">
            <text:p>335977300</text:p>
          </table:table-cell>
          <table:table-cell office:value-type="float" office:value="398534865" calcext:value-type="float">
            <text:p>398534865</text:p>
          </table:table-cell>
          <table:table-cell office:value-type="float" office:value="29590377" calcext:value-type="float">
            <text:p>2959037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63295" calcext:value-type="float">
            <text:p>2.263295</text:p>
          </table:table-cell>
          <table:table-cell office:value-type="float" office:value="4075231" calcext:value-type="float">
            <text:p>4075231</text:p>
          </table:table-cell>
          <table:table-cell office:value-type="float" office:value="21.438232" calcext:value-type="float">
            <text:p>21.438232</text:p>
          </table:table-cell>
          <table:table-cell office:value-type="float" office:value="25.429943" calcext:value-type="float">
            <text:p>25.429943</text:p>
          </table:table-cell>
          <table:table-cell office:value-type="float" office:value="1.88812" calcext:value-type="float">
            <text:p>1.88812</text:p>
          </table:table-cell>
          <table:table-cell office:value-type="float" office:value="0.84" calcext:value-type="float">
            <text:p>0.84</text:p>
          </table:table-cell>
          <table:table-cell office:value-type="float" office:value="13.47" calcext:value-type="float">
            <text:p>13.47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5016" calcext:value-type="float">
            <text:p>5016</text:p>
          </table:table-cell>
          <table:table-cell office:value-type="float" office:value="21277315967" calcext:value-type="float">
            <text:p>21277315967</text:p>
          </table:table-cell>
          <table:table-cell office:value-type="float" office:value="9421696678" calcext:value-type="float">
            <text:p>9421696678</text:p>
          </table:table-cell>
          <table:table-cell office:value-type="float" office:value="4288715" calcext:value-type="float">
            <text:p>4288715</text:p>
          </table:table-cell>
          <table:table-cell office:value-type="float" office:value="344678478" calcext:value-type="float">
            <text:p>344678478</text:p>
          </table:table-cell>
          <table:table-cell office:value-type="float" office:value="408736236" calcext:value-type="float">
            <text:p>408736236</text:p>
          </table:table-cell>
          <table:table-cell office:value-type="float" office:value="30755521" calcext:value-type="float">
            <text:p>3075552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8332" calcext:value-type="float">
            <text:p>2.258332</text:p>
          </table:table-cell>
          <table:table-cell office:value-type="float" office:value="4288715" calcext:value-type="float">
            <text:p>4288715</text:p>
          </table:table-cell>
          <table:table-cell office:value-type="float" office:value="21.993441" calcext:value-type="float">
            <text:p>21.993441</text:p>
          </table:table-cell>
          <table:table-cell office:value-type="float" office:value="26.080875" calcext:value-type="float">
            <text:p>26.080875</text:p>
          </table:table-cell>
          <table:table-cell office:value-type="float" office:value="1.962466" calcext:value-type="float">
            <text:p>1.962466</text:p>
          </table:table-cell>
          <table:table-cell office:value-type="float" office:value="0.84" calcext:value-type="float">
            <text:p>0.84</text:p>
          </table:table-cell>
          <table:table-cell office:value-type="float" office:value="13.29" calcext:value-type="float">
            <text:p>13.29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6019" calcext:value-type="float">
            <text:p>6019</text:p>
          </table:table-cell>
          <table:table-cell office:value-type="float" office:value="21017466088" calcext:value-type="float">
            <text:p>21017466088</text:p>
          </table:table-cell>
          <table:table-cell office:value-type="float" office:value="9319485771" calcext:value-type="float">
            <text:p>9319485771</text:p>
          </table:table-cell>
          <table:table-cell office:value-type="float" office:value="4287279" calcext:value-type="float">
            <text:p>4287279</text:p>
          </table:table-cell>
          <table:table-cell office:value-type="float" office:value="340392624" calcext:value-type="float">
            <text:p>340392624</text:p>
          </table:table-cell>
          <table:table-cell office:value-type="float" office:value="404299991" calcext:value-type="float">
            <text:p>404299991</text:p>
          </table:table-cell>
          <table:table-cell office:value-type="float" office:value="30982016" calcext:value-type="float">
            <text:p>3098201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5218" calcext:value-type="float">
            <text:p>2.255218</text:p>
          </table:table-cell>
          <table:table-cell office:value-type="float" office:value="4287279" calcext:value-type="float">
            <text:p>4287279</text:p>
          </table:table-cell>
          <table:table-cell office:value-type="float" office:value="21.719969" calcext:value-type="float">
            <text:p>21.719969</text:p>
          </table:table-cell>
          <table:table-cell office:value-type="float" office:value="25.797806" calcext:value-type="float">
            <text:p>25.797806</text:p>
          </table:table-cell>
          <table:table-cell office:value-type="float" office:value="1.976918" calcext:value-type="float">
            <text:p>1.976918</text:p>
          </table:table-cell>
          <table:table-cell office:value-type="float" office:value="0.84" calcext:value-type="float">
            <text:p>0.84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7022" calcext:value-type="float">
            <text:p>7022</text:p>
          </table:table-cell>
          <table:table-cell office:value-type="float" office:value="22174831575" calcext:value-type="float">
            <text:p>22174831575</text:p>
          </table:table-cell>
          <table:table-cell office:value-type="float" office:value="9835770878" calcext:value-type="float">
            <text:p>9835770878</text:p>
          </table:table-cell>
          <table:table-cell office:value-type="float" office:value="4595022" calcext:value-type="float">
            <text:p>4595022</text:p>
          </table:table-cell>
          <table:table-cell office:value-type="float" office:value="359316395" calcext:value-type="float">
            <text:p>359316395</text:p>
          </table:table-cell>
          <table:table-cell office:value-type="float" office:value="425237782" calcext:value-type="float">
            <text:p>425237782</text:p>
          </table:table-cell>
          <table:table-cell office:value-type="float" office:value="31597989" calcext:value-type="float">
            <text:p>3159798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4509" calcext:value-type="float">
            <text:p>2.254509</text:p>
          </table:table-cell>
          <table:table-cell office:value-type="float" office:value="4595022" calcext:value-type="float">
            <text:p>4595022</text:p>
          </table:table-cell>
          <table:table-cell office:value-type="float" office:value="22.927465" calcext:value-type="float">
            <text:p>22.927465</text:p>
          </table:table-cell>
          <table:table-cell office:value-type="float" office:value="27.133818" calcext:value-type="float">
            <text:p>27.133818</text:p>
          </table:table-cell>
          <table:table-cell office:value-type="float" office:value="2.016222" calcext:value-type="float">
            <text:p>2.016222</text:p>
          </table:table-cell>
          <table:table-cell office:value-type="float" office:value="0.84" calcext:value-type="float">
            <text:p>0.84</text:p>
          </table:table-cell>
          <table:table-cell office:value-type="float" office:value="13.46" calcext:value-type="float">
            <text:p>13.46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8025" calcext:value-type="float">
            <text:p>8025</text:p>
          </table:table-cell>
          <table:table-cell office:value-type="float" office:value="21215287577" calcext:value-type="float">
            <text:p>21215287577</text:p>
          </table:table-cell>
          <table:table-cell office:value-type="float" office:value="9412860618" calcext:value-type="float">
            <text:p>9412860618</text:p>
          </table:table-cell>
          <table:table-cell office:value-type="float" office:value="4375145" calcext:value-type="float">
            <text:p>4375145</text:p>
          </table:table-cell>
          <table:table-cell office:value-type="float" office:value="343579246" calcext:value-type="float">
            <text:p>343579246</text:p>
          </table:table-cell>
          <table:table-cell office:value-type="float" office:value="407686628" calcext:value-type="float">
            <text:p>407686628</text:p>
          </table:table-cell>
          <table:table-cell office:value-type="float" office:value="31133132" calcext:value-type="float">
            <text:p>311331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3862" calcext:value-type="float">
            <text:p>2.253862</text:p>
          </table:table-cell>
          <table:table-cell office:value-type="float" office:value="4375145" calcext:value-type="float">
            <text:p>4375145</text:p>
          </table:table-cell>
          <table:table-cell office:value-type="float" office:value="21.923302" calcext:value-type="float">
            <text:p>21.923302</text:p>
          </table:table-cell>
          <table:table-cell office:value-type="float" office:value="26.013903" calcext:value-type="float">
            <text:p>26.013903</text:p>
          </table:table-cell>
          <table:table-cell office:value-type="float" office:value="1.986561" calcext:value-type="float">
            <text:p>1.986561</text:p>
          </table:table-cell>
          <table:table-cell office:value-type="float" office:value="0.84" calcext:value-type="float">
            <text:p>0.84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9028" calcext:value-type="float">
            <text:p>9028</text:p>
          </table:table-cell>
          <table:table-cell office:value-type="float" office:value="21141995026" calcext:value-type="float">
            <text:p>21141995026</text:p>
          </table:table-cell>
          <table:table-cell office:value-type="float" office:value="9316750072" calcext:value-type="float">
            <text:p>9316750072</text:p>
          </table:table-cell>
          <table:table-cell office:value-type="float" office:value="4282203" calcext:value-type="float">
            <text:p>4282203</text:p>
          </table:table-cell>
          <table:table-cell office:value-type="float" office:value="342181882" calcext:value-type="float">
            <text:p>342181882</text:p>
          </table:table-cell>
          <table:table-cell office:value-type="float" office:value="402264049" calcext:value-type="float">
            <text:p>402264049</text:p>
          </table:table-cell>
          <table:table-cell office:value-type="float" office:value="30841519" calcext:value-type="float">
            <text:p>3084151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69246" calcext:value-type="float">
            <text:p>2.269246</text:p>
          </table:table-cell>
          <table:table-cell office:value-type="float" office:value="4282203" calcext:value-type="float">
            <text:p>4282203</text:p>
          </table:table-cell>
          <table:table-cell office:value-type="float" office:value="21.834139" calcext:value-type="float">
            <text:p>21.834139</text:p>
          </table:table-cell>
          <table:table-cell office:value-type="float" office:value="25.667896" calcext:value-type="float">
            <text:p>25.667896</text:p>
          </table:table-cell>
          <table:table-cell office:value-type="float" office:value="1.967953" calcext:value-type="float">
            <text:p>1.967953</text:p>
          </table:table-cell>
          <table:table-cell office:value-type="float" office:value="0.85" calcext:value-type="float">
            <text:p>0.85</text:p>
          </table:table-cell>
          <table:table-cell office:value-type="float" office:value="13.04" calcext:value-type="float">
            <text:p>13.04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0030" calcext:value-type="float">
            <text:p>10030</text:p>
          </table:table-cell>
          <table:table-cell office:value-type="float" office:value="20706192001" calcext:value-type="float">
            <text:p>20706192001</text:p>
          </table:table-cell>
          <table:table-cell office:value-type="float" office:value="9150172589" calcext:value-type="float">
            <text:p>9150172589</text:p>
          </table:table-cell>
          <table:table-cell office:value-type="float" office:value="4115133" calcext:value-type="float">
            <text:p>4115133</text:p>
          </table:table-cell>
          <table:table-cell office:value-type="float" office:value="335717315" calcext:value-type="float">
            <text:p>335717315</text:p>
          </table:table-cell>
          <table:table-cell office:value-type="float" office:value="400395386" calcext:value-type="float">
            <text:p>400395386</text:p>
          </table:table-cell>
          <table:table-cell office:value-type="float" office:value="29675860" calcext:value-type="float">
            <text:p>296758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62929" calcext:value-type="float">
            <text:p>2.262929</text:p>
          </table:table-cell>
          <table:table-cell office:value-type="float" office:value="4115133" calcext:value-type="float">
            <text:p>4115133</text:p>
          </table:table-cell>
          <table:table-cell office:value-type="float" office:value="21.443022" calcext:value-type="float">
            <text:p>21.443022</text:p>
          </table:table-cell>
          <table:table-cell office:value-type="float" office:value="25.574158" calcext:value-type="float">
            <text:p>25.574158</text:p>
          </table:table-cell>
          <table:table-cell office:value-type="float" office:value="1.895464" calcext:value-type="float">
            <text:p>1.895464</text:p>
          </table:table-cell>
          <table:table-cell office:value-type="float" office:value="0.84" calcext:value-type="float">
            <text:p>0.84</text:p>
          </table:table-cell>
          <table:table-cell office:value-type="float" office:value="13.49" calcext:value-type="float">
            <text:p>13.49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1033" calcext:value-type="float">
            <text:p>11033</text:p>
          </table:table-cell>
          <table:table-cell office:value-type="float" office:value="22180178196" calcext:value-type="float">
            <text:p>22180178196</text:p>
          </table:table-cell>
          <table:table-cell office:value-type="float" office:value="9852164113" calcext:value-type="float">
            <text:p>9852164113</text:p>
          </table:table-cell>
          <table:table-cell office:value-type="float" office:value="4664069" calcext:value-type="float">
            <text:p>4664069</text:p>
          </table:table-cell>
          <table:table-cell office:value-type="float" office:value="359222582" calcext:value-type="float">
            <text:p>359222582</text:p>
          </table:table-cell>
          <table:table-cell office:value-type="float" office:value="424767957" calcext:value-type="float">
            <text:p>424767957</text:p>
          </table:table-cell>
          <table:table-cell office:value-type="float" office:value="32163463" calcext:value-type="float">
            <text:p>321634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13" calcext:value-type="float">
            <text:p>2.2513</text:p>
          </table:table-cell>
          <table:table-cell office:value-type="float" office:value="4664069" calcext:value-type="float">
            <text:p>4664069</text:p>
          </table:table-cell>
          <table:table-cell office:value-type="float" office:value="22.921482" calcext:value-type="float">
            <text:p>22.921482</text:p>
          </table:table-cell>
          <table:table-cell office:value-type="float" office:value="27.103838" calcext:value-type="float">
            <text:p>27.103838</text:p>
          </table:table-cell>
          <table:table-cell office:value-type="float" office:value="2.052305" calcext:value-type="float">
            <text:p>2.052305</text:p>
          </table:table-cell>
          <table:table-cell office:value-type="float" office:value="0.85" calcext:value-type="float">
            <text:p>0.85</text:p>
          </table:table-cell>
          <table:table-cell office:value-type="float" office:value="13.21" calcext:value-type="float">
            <text:p>13.21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2036" calcext:value-type="float">
            <text:p>12036</text:p>
          </table:table-cell>
          <table:table-cell office:value-type="float" office:value="21022528718" calcext:value-type="float">
            <text:p>21022528718</text:p>
          </table:table-cell>
          <table:table-cell office:value-type="float" office:value="9303080775" calcext:value-type="float">
            <text:p>9303080775</text:p>
          </table:table-cell>
          <table:table-cell office:value-type="float" office:value="4239448" calcext:value-type="float">
            <text:p>4239448</text:p>
          </table:table-cell>
          <table:table-cell office:value-type="float" office:value="340687963" calcext:value-type="float">
            <text:p>340687963</text:p>
          </table:table-cell>
          <table:table-cell office:value-type="float" office:value="404959018" calcext:value-type="float">
            <text:p>404959018</text:p>
          </table:table-cell>
          <table:table-cell office:value-type="float" office:value="30155297" calcext:value-type="float">
            <text:p>3015529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9738" calcext:value-type="float">
            <text:p>2.259738</text:p>
          </table:table-cell>
          <table:table-cell office:value-type="float" office:value="4239448" calcext:value-type="float">
            <text:p>4239448</text:p>
          </table:table-cell>
          <table:table-cell office:value-type="float" office:value="21.738813" calcext:value-type="float">
            <text:p>21.738813</text:p>
          </table:table-cell>
          <table:table-cell office:value-type="float" office:value="25.839857" calcext:value-type="float">
            <text:p>25.839857</text:p>
          </table:table-cell>
          <table:table-cell office:value-type="float" office:value="1.924166" calcext:value-type="float">
            <text:p>1.924166</text:p>
          </table:table-cell>
          <table:table-cell office:value-type="float" office:value="0.84" calcext:value-type="float">
            <text:p>0.84</text:p>
          </table:table-cell>
          <table:table-cell office:value-type="float" office:value="13.43" calcext:value-type="float">
            <text:p>13.43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3039" calcext:value-type="float">
            <text:p>13039</text:p>
          </table:table-cell>
          <table:table-cell office:value-type="float" office:value="20718459600" calcext:value-type="float">
            <text:p>20718459600</text:p>
          </table:table-cell>
          <table:table-cell office:value-type="float" office:value="9150591488" calcext:value-type="float">
            <text:p>9150591488</text:p>
          </table:table-cell>
          <table:table-cell office:value-type="float" office:value="4074427" calcext:value-type="float">
            <text:p>4074427</text:p>
          </table:table-cell>
          <table:table-cell office:value-type="float" office:value="335778423" calcext:value-type="float">
            <text:p>335778423</text:p>
          </table:table-cell>
          <table:table-cell office:value-type="float" office:value="398274782" calcext:value-type="float">
            <text:p>398274782</text:p>
          </table:table-cell>
          <table:table-cell office:value-type="float" office:value="29485212" calcext:value-type="float">
            <text:p>294852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64166" calcext:value-type="float">
            <text:p>2.264166</text:p>
          </table:table-cell>
          <table:table-cell office:value-type="float" office:value="4074427" calcext:value-type="float">
            <text:p>4074427</text:p>
          </table:table-cell>
          <table:table-cell office:value-type="float" office:value="21.425543" calcext:value-type="float">
            <text:p>21.425543</text:p>
          </table:table-cell>
          <table:table-cell office:value-type="float" office:value="25.413345" calcext:value-type="float">
            <text:p>25.413345</text:p>
          </table:table-cell>
          <table:table-cell office:value-type="float" office:value="1.881409" calcext:value-type="float">
            <text:p>1.881409</text:p>
          </table:table-cell>
          <table:table-cell office:value-type="float" office:value="0.84" calcext:value-type="float">
            <text:p>0.84</text:p>
          </table:table-cell>
          <table:table-cell office:value-type="float" office:value="13.51" calcext:value-type="float">
            <text:p>13.51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4042" calcext:value-type="float">
            <text:p>14042</text:p>
          </table:table-cell>
          <table:table-cell office:value-type="float" office:value="21348677724" calcext:value-type="float">
            <text:p>21348677724</text:p>
          </table:table-cell>
          <table:table-cell office:value-type="float" office:value="9461722906" calcext:value-type="float">
            <text:p>9461722906</text:p>
          </table:table-cell>
          <table:table-cell office:value-type="float" office:value="4338247" calcext:value-type="float">
            <text:p>4338247</text:p>
          </table:table-cell>
          <table:table-cell office:value-type="float" office:value="345869245" calcext:value-type="float">
            <text:p>345869245</text:p>
          </table:table-cell>
          <table:table-cell office:value-type="float" office:value="410027814" calcext:value-type="float">
            <text:p>410027814</text:p>
          </table:table-cell>
          <table:table-cell office:value-type="float" office:value="30714107" calcext:value-type="float">
            <text:p>3071410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5632" calcext:value-type="float">
            <text:p>2.25632</text:p>
          </table:table-cell>
          <table:table-cell office:value-type="float" office:value="4338247" calcext:value-type="float">
            <text:p>4338247</text:p>
          </table:table-cell>
          <table:table-cell office:value-type="float" office:value="22.069424" calcext:value-type="float">
            <text:p>22.069424</text:p>
          </table:table-cell>
          <table:table-cell office:value-type="float" office:value="26.16329" calcext:value-type="float">
            <text:p>26.16329</text:p>
          </table:table-cell>
          <table:table-cell office:value-type="float" office:value="1.959823" calcext:value-type="float">
            <text:p>1.959823</text:p>
          </table:table-cell>
          <table:table-cell office:value-type="float" office:value="0.84" calcext:value-type="float">
            <text:p>0.84</text:p>
          </table:table-cell>
          <table:table-cell office:value-type="float" office:value="13.35" calcext:value-type="float">
            <text:p>13.35</text:p>
          </table:table-cell>
        </table:table-row>
        <table:table-row table:style-name="ro1">
          <table:table-cell office:value-type="float" office:value="34606" calcext:value-type="float">
            <text:p>34606</text:p>
          </table:table-cell>
          <table:table-cell office:value-type="float" office:value="14370" calcext:value-type="float">
            <text:p>14370</text:p>
          </table:table-cell>
          <table:table-cell office:value-type="float" office:value="6866405998" calcext:value-type="float">
            <text:p>6866405998</text:p>
          </table:table-cell>
          <table:table-cell office:value-type="float" office:value="3037165877" calcext:value-type="float">
            <text:p>3037165877</text:p>
          </table:table-cell>
          <table:table-cell office:value-type="float" office:value="1483641" calcext:value-type="float">
            <text:p>1483641</text:p>
          </table:table-cell>
          <table:table-cell office:value-type="float" office:value="110734849" calcext:value-type="float">
            <text:p>110734849</text:p>
          </table:table-cell>
          <table:table-cell office:value-type="float" office:value="128712966" calcext:value-type="float">
            <text:p>128712966</text:p>
          </table:table-cell>
          <table:table-cell office:value-type="float" office:value="10765443" calcext:value-type="float">
            <text:p>107654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260794" calcext:value-type="float">
            <text:p>2.260794</text:p>
          </table:table-cell>
          <table:table-cell office:value-type="float" office:value="1483641" calcext:value-type="float">
            <text:p>1483641</text:p>
          </table:table-cell>
          <table:table-cell office:value-type="float" office:value="21.6068" calcext:value-type="float">
            <text:p>21.6068</text:p>
          </table:table-cell>
          <table:table-cell office:value-type="float" office:value="25.114725" calcext:value-type="float">
            <text:p>25.114725</text:p>
          </table:table-cell>
          <table:table-cell office:value-type="float" office:value="2.100574" calcext:value-type="float">
            <text:p>2.100574</text:p>
          </table:table-cell>
          <table:table-cell office:value-type="float" office:value="0.86" calcext:value-type="float">
            <text:p>0.86</text:p>
          </table:table-cell>
          <table:table-cell office:value-type="float" office:value="11.96" calcext:value-type="float">
            <text:p>11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7:24:28.24798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7:24:47.776739632</dc:date>
    <meta:editing-duration>PT3M5S</meta:editing-duration>
    <meta:editing-cycles>2</meta:editing-cycles>
    <meta:generator>LibreOffice/5.1.4.2$Linux_X86_64 LibreOffice_project/10m0$Build-2</meta:generator>
    <meta:document-statistic meta:table-count="1" meta:cell-count="340" meta:object-count="0"/>
  </office:meta>
</office:document-meta>
</file>